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e181e"/>
    </style:style>
    <style:style style:name="ce3" style:family="table-cell" style:parent-style-name="Default">
      <style:text-properties fo:color="#ce181e" fo:font-weight="bold" style:font-weight-asian="bold" style:font-weight-complex="bold"/>
    </style:style>
    <style:style style:name="ce4" style:family="table-cell" style:parent-style-name="Default">
      <style:text-properties fo:color="#21409a"/>
    </style:style>
    <style:style style:name="ce5" style:family="table-cell" style:parent-style-name="Default">
      <style:text-properties fo:color="#680059"/>
    </style:style>
    <style:style style:name="ce6" style:family="table-cell" style:parent-style-name="Default">
      <style:text-properties fo:color="#00381f"/>
    </style:style>
    <style:style style:name="ce7" style:family="table-cell" style:parent-style-name="Default">
      <style:text-properties fo:color="#21409a" fo:font-weight="bold" style:font-weight-asian="bold" style:font-weight-complex="bold"/>
    </style:style>
    <style:style style:name="ce8" style:family="table-cell" style:parent-style-name="Default">
      <style:text-properties fo:color="#680059" fo:font-weight="bold" style:font-weight-asian="bold" style:font-weight-complex="bold"/>
    </style:style>
    <style:style style:name="ce9" style:family="table-cell" style:parent-style-name="Default">
      <style:text-properties fo:color="#00381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p12-03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style-name="ce2"/>
          <table:table-cell/>
          <table:table-cell table:style-name="ce4" office:value-type="string" calcext:value-type="string">
            <text:p>B</text:p>
          </table:table-cell>
          <table:table-cell table:style-name="ce4"/>
          <table:table-cell/>
          <table:table-cell table:style-name="ce5" office:value-type="string" calcext:value-type="string">
            <text:p>C</text:p>
          </table:table-cell>
          <table:table-cell table:style-name="ce5"/>
          <table:table-cell/>
          <table:table-cell table:style-name="ce6" office:value-type="string" calcext:value-type="string">
            <text:p>D</text:p>
          </table:table-cell>
          <table:table-cell table:style-name="ce6"/>
          <table:table-cell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style-name="ce2" table:formula="of:=([.C2]-[.C$22])^2" office:value-type="float" office:value="481.558641975309" calcext:value-type="float">
            <text:p>481,558641975309</text:p>
          </table:table-cell>
          <table:table-cell/>
          <table:table-cell table:style-name="ce4" office:value-type="float" office:value="64" calcext:value-type="float">
            <text:p>64</text:p>
          </table:table-cell>
          <table:table-cell table:style-name="ce4" table:formula="of:=([.F2]-[.F$22])^2" office:value-type="float" office:value="487.147959183673" calcext:value-type="float">
            <text:p>487,147959183673</text:p>
          </table:table-cell>
          <table:table-cell/>
          <table:table-cell table:style-name="ce5" office:value-type="float" office:value="55" calcext:value-type="float">
            <text:p>55</text:p>
          </table:table-cell>
          <table:table-cell table:style-name="ce5" table:formula="of:=([.I2]-[.I$22])^2" office:value-type="float" office:value="274.31640625" calcext:value-type="float">
            <text:p>274,31640625</text:p>
          </table:table-cell>
          <table:table-cell/>
          <table:table-cell table:style-name="ce6" office:value-type="float" office:value="39" calcext:value-type="float">
            <text:p>39</text:p>
          </table:table-cell>
          <table:table-cell table:style-name="ce6" table:formula="of:=([.L2]-[.L$22])^2" office:value-type="float" office:value="0.0816326530612239" calcext:value-type="float">
            <text:p>0,0816326530612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style-name="ce2" table:formula="of:=([.C3]-[.C$22])^2" office:value-type="float" office:value="197.558641975309" calcext:value-type="float">
            <text:p>197,558641975309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4" table:formula="of:=([.F3]-[.F$22])^2" office:value-type="float" office:value="194.005102040816" calcext:value-type="float">
            <text:p>194,005102040816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 table:style-name="ce5" table:formula="of:=([.I3]-[.I$22])^2" office:value-type="float" office:value="20.81640625" calcext:value-type="float">
            <text:p>20,81640625</text:p>
          </table:table-cell>
          <table:table-cell/>
          <table:table-cell table:style-name="ce6" office:value-type="float" office:value="38" calcext:value-type="float">
            <text:p>38</text:p>
          </table:table-cell>
          <table:table-cell table:style-name="ce6" table:formula="of:=([.L3]-[.L$22])^2" office:value-type="float" office:value="1.65306122448979" calcext:value-type="float">
            <text:p>1,653061224489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style-name="ce2" table:formula="of:=([.C4]-[.C$22])^2" office:value-type="float" office:value="82.0030864197531" calcext:value-type="float">
            <text:p>82,0030864197531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4" table:formula="of:=([.F4]-[.F$22])^2" office:value-type="float" office:value="79.7193877551021" calcext:value-type="float">
            <text:p>79,7193877551021</text:p>
          </table:table-cell>
          <table:table-cell/>
          <table:table-cell table:style-name="ce5" office:value-type="float" office:value="53" calcext:value-type="float">
            <text:p>53</text:p>
          </table:table-cell>
          <table:table-cell table:style-name="ce5" table:formula="of:=([.I4]-[.I$22])^2" office:value-type="float" office:value="212.06640625" calcext:value-type="float">
            <text:p>212,06640625</text:p>
          </table:table-cell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([.L4]-[.L$22])^2" office:value-type="float" office:value="32.6530612244898" calcext:value-type="float">
            <text:p>32,65306122448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style-name="ce2" table:formula="of:=([.C5]-[.C$22])^2" office:value-type="float" office:value="1676.4475308642" calcext:value-type="float">
            <text:p>1676,4475308642</text:p>
          </table:table-cell>
          <table:table-cell/>
          <table:table-cell table:style-name="ce4" office:value-type="float" office:value="83" calcext:value-type="float">
            <text:p>83</text:p>
          </table:table-cell>
          <table:table-cell table:style-name="ce4" table:formula="of:=([.F5]-[.F$22])^2" office:value-type="float" office:value="1686.86224489796" calcext:value-type="float">
            <text:p>1686,86224489796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5" table:formula="of:=([.I5]-[.I$22])^2" office:value-type="float" office:value="417.69140625" calcext:value-type="float">
            <text:p>417,69140625</text:p>
          </table:table-cell>
          <table:table-cell/>
          <table:table-cell table:style-name="ce6" office:value-type="float" office:value="44" calcext:value-type="float">
            <text:p>44</text:p>
          </table:table-cell>
          <table:table-cell table:style-name="ce6" table:formula="of:=([.L5]-[.L$22])^2" office:value-type="float" office:value="22.2244897959184" calcext:value-type="float">
            <text:p>22,22448979591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style-name="ce2" table:formula="of:=([.C6]-[.C$22])^2" office:value-type="float" office:value="25.5586419753087" calcext:value-type="float">
            <text:p>25,5586419753087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4" table:formula="of:=([.F6]-[.F$22])^2" office:value-type="float" office:value="24.2908163265306" calcext:value-type="float">
            <text:p>24,2908163265306</text:p>
          </table:table-cell>
          <table:table-cell/>
          <table:table-cell table:style-name="ce5" office:value-type="float" office:value="59" calcext:value-type="float">
            <text:p>59</text:p>
          </table:table-cell>
          <table:table-cell table:style-name="ce5" table:formula="of:=([.I6]-[.I$22])^2" office:value-type="float" office:value="422.81640625" calcext:value-type="float">
            <text:p>422,81640625</text:p>
          </table:table-cell>
          <table:table-cell/>
          <table:table-cell table:style-name="ce6" office:value-type="float" office:value="29" calcext:value-type="float">
            <text:p>29</text:p>
          </table:table-cell>
          <table:table-cell table:style-name="ce6" table:formula="of:=([.L6]-[.L$22])^2" office:value-type="float" office:value="105.795918367347" calcext:value-type="float">
            <text:p>105,7959183673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style-name="ce2" table:formula="of:=([.C7]-[.C$22])^2" office:value-type="float" office:value="122.225308641975" calcext:value-type="float">
            <text:p>122,225308641975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4" table:formula="of:=([.F7]-[.F$22])^2" office:value-type="float" office:value="119.433673469388" calcext:value-type="float">
            <text:p>119,433673469388</text:p>
          </table:table-cell>
          <table:table-cell/>
          <table:table-cell table:style-name="ce5" office:value-type="float" office:value="32" calcext:value-type="float">
            <text:p>32</text:p>
          </table:table-cell>
          <table:table-cell table:style-name="ce5" table:formula="of:=([.I7]-[.I$22])^2" office:value-type="float" office:value="41.44140625" calcext:value-type="float">
            <text:p>41,44140625</text:p>
          </table:table-cell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([.L7]-[.L$22])^2" office:value-type="float" office:value="86.2244897959183" calcext:value-type="float">
            <text:p>86,22448979591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style-name="ce2" table:formula="of:=([.C8]-[.C$22])^2" office:value-type="float" office:value="322.003086419753" calcext:value-type="float">
            <text:p>322,003086419753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table:formula="of:=([.F8]-[.F$22])^2" office:value-type="float" office:value="326.576530612245" calcext:value-type="float">
            <text:p>326,576530612245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 table:style-name="ce5" table:formula="of:=([.I8]-[.I$22])^2" office:value-type="float" office:value="130.81640625" calcext:value-type="float">
            <text:p>130,81640625</text:p>
          </table:table-cell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([.L8]-[.L$22])^2" office:value-type="float" office:value="114.795918367347" calcext:value-type="float">
            <text:p>114,7959183673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2" table:formula="of:=([.C9]-[.C$22])^2" office:value-type="float" office:value="4.22530864197532" calcext:value-type="float">
            <text:p>4,22530864197532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4" table:formula="of:=([.F9]-[.F$22])^2" office:value-type="float" office:value="3.71938775510205" calcext:value-type="float">
            <text:p>3,71938775510205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5" table:formula="of:=([.I9]-[.I$22])^2" office:value-type="float" office:value="71.19140625" calcext:value-type="float">
            <text:p>71,19140625</text:p>
          </table:table-cell>
          <table:table-cell/>
          <table:table-cell table:style-name="ce6" office:value-type="float" office:value="63" calcext:value-type="float">
            <text:p>63</text:p>
          </table:table-cell>
          <table:table-cell table:style-name="ce6" table:formula="of:=([.L9]-[.L$22])^2" office:value-type="float" office:value="562.367346938776" calcext:value-type="float">
            <text:p>562,3673469387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style-name="ce2" table:formula="of:=([.C10]-[.C$22])^2" office:value-type="float" office:value="194.447530864197" calcext:value-type="float">
            <text:p>194,447530864197</text:p>
          </table:table-cell>
          <table:table-cell/>
          <table:table-cell table:style-name="ce4" office:value-type="float" office:value="56" calcext:value-type="float">
            <text:p>56</text:p>
          </table:table-cell>
          <table:table-cell table:style-name="ce4" table:formula="of:=([.F10]-[.F$22])^2" office:value-type="float" office:value="198.005102040816" calcext:value-type="float">
            <text:p>198,005102040816</text:p>
          </table:table-cell>
          <table:table-cell/>
          <table:table-cell table:style-name="ce5" office:value-type="float" office:value="38" calcext:value-type="float">
            <text:p>38</text:p>
          </table:table-cell>
          <table:table-cell table:style-name="ce5" table:formula="of:=([.I10]-[.I$22])^2" office:value-type="float" office:value="0.19140625" calcext:value-type="float">
            <text:p>0,19140625</text:p>
          </table:table-cell>
          <table:table-cell/>
          <table:table-cell table:style-name="ce6" office:value-type="float" office:value="29" calcext:value-type="float">
            <text:p>29</text:p>
          </table:table-cell>
          <table:table-cell table:style-name="ce6" table:formula="of:=([.L10]-[.L$22])^2" office:value-type="float" office:value="105.795918367347" calcext:value-type="float">
            <text:p>105,7959183673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style-name="ce2" table:formula="of:=([.C11]-[.C$22])^2" office:value-type="float" office:value="8.66975308641974" calcext:value-type="float">
            <text:p>8,66975308641974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4" table:formula="of:=([.F11]-[.F$22])^2" office:value-type="float" office:value="9.43367346938774" calcext:value-type="float">
            <text:p>9,43367346938774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table:formula="of:=([.I11]-[.I$22])^2" office:value-type="float" office:value="180.56640625" calcext:value-type="float">
            <text:p>180,56640625</text:p>
          </table:table-cell>
          <table:table-cell/>
          <table:table-cell table:style-name="ce6" office:value-type="float" office:value="31" calcext:value-type="float">
            <text:p>31</text:p>
          </table:table-cell>
          <table:table-cell table:style-name="ce6" table:formula="of:=([.L11]-[.L$22])^2" office:value-type="float" office:value="68.6530612244898" calcext:value-type="float">
            <text:p>68,65306122448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formula="of:=([.C12]-[.C$22])^2" office:value-type="float" office:value="1027.55864197531" calcext:value-type="float">
            <text:p>1027,5586419753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4" table:formula="of:=([.F12]-[.F$22])^2" office:value-type="float" office:value="1019.43367346939" calcext:value-type="float">
            <text:p>1019,43367346939</text:p>
          </table:table-cell>
          <table:table-cell/>
          <table:table-cell table:style-name="ce5" office:value-type="float" office:value="42" calcext:value-type="float">
            <text:p>42</text:p>
          </table:table-cell>
          <table:table-cell table:style-name="ce5" table:formula="of:=([.I12]-[.I$22])^2" office:value-type="float" office:value="12.69140625" calcext:value-type="float">
            <text:p>12,69140625</text:p>
          </table:table-cell>
          <table:table-cell/>
          <table:table-cell table:style-name="ce6" office:value-type="float" office:value="14" calcext:value-type="float">
            <text:p>14</text:p>
          </table:table-cell>
          <table:table-cell table:style-name="ce6" table:formula="of:=([.L12]-[.L$22])^2" office:value-type="float" office:value="639.367346938775" calcext:value-type="float">
            <text:p>639,3673469387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style-name="ce2" table:formula="of:=([.C13]-[.C$22])^2" office:value-type="float" office:value="257.780864197531" calcext:value-type="float">
            <text:p>257,780864197531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4" table:formula="of:=([.F13]-[.F$22])^2" office:value-type="float" office:value="253.719387755102" calcext:value-type="float">
            <text:p>253,719387755102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 table:style-name="ce5" table:formula="of:=([.I13]-[.I$22])^2" office:value-type="float" office:value="43.06640625" calcext:value-type="float">
            <text:p>43,06640625</text:p>
          </table:table-cell>
          <table:table-cell/>
          <table:table-cell table:style-name="ce6" office:value-type="float" office:value="48" calcext:value-type="float">
            <text:p>48</text:p>
          </table:table-cell>
          <table:table-cell table:style-name="ce6" table:formula="of:=([.L13]-[.L$22])^2" office:value-type="float" office:value="75.9387755102041" calcext:value-type="float">
            <text:p>75,93877551020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style-name="ce2" table:formula="of:=([.C14]-[.C$22])^2" office:value-type="float" office:value="48.2253086419753" calcext:value-type="float">
            <text:p>48,2253086419753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4" table:formula="of:=([.F14]-[.F$22])^2" office:value-type="float" office:value="50.0051020408163" calcext:value-type="float">
            <text:p>50,0051020408163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5" table:formula="of:=([.I14]-[.I$22])^2" office:value-type="float" office:value="339.94140625" calcext:value-type="float">
            <text:p>339,94140625</text:p>
          </table:table-cell>
          <table:table-cell/>
          <table:table-cell table:style-name="ce6" office:value-type="float" office:value="52" calcext:value-type="float">
            <text:p>52</text:p>
          </table:table-cell>
          <table:table-cell table:style-name="ce6" table:formula="of:=([.L14]-[.L$22])^2" office:value-type="float" office:value="161.65306122449" calcext:value-type="float">
            <text:p>161,653061224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style-name="ce2" table:formula="of:=([.C15]-[.C$22])^2" office:value-type="float" office:value="290.891975308642" calcext:value-type="float">
            <text:p>290,891975308642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4" table:formula="of:=([.F15]-[.F$22])^2" office:value-type="float" office:value="286.576530612245" calcext:value-type="float">
            <text:p>286,576530612245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table:style-name="ce5" table:formula="of:=([.I15]-[.I$22])^2" office:value-type="float" office:value="57.19140625" calcext:value-type="float">
            <text:p>57,19140625</text:p>
          </table:table-cell>
          <table:table-cell/>
          <table:table-cell table:style-name="ce6" office:value-type="float" office:value="38" calcext:value-type="float">
            <text:p>38</text:p>
          </table:table-cell>
          <table:table-cell table:style-name="ce6" table:formula="of:=([.L15]-[.L$22])^2" office:value-type="float" office:value="1.65306122448979" calcext:value-type="float">
            <text:p>1,653061224489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style-name="ce2" table:formula="of:=([.C16]-[.C$22])^2" office:value-type="float" office:value="98.8919753086419" calcext:value-type="float">
            <text:p>98,8919753086419</text:p>
          </table:table-cell>
          <table:table-cell/>
          <table:table-cell table:style-name="ce4" table:number-columns-repeated="2"/>
          <table:table-cell/>
          <table:table-cell table:style-name="ce5" office:value-type="float" office:value="46" calcext:value-type="float">
            <text:p>46</text:p>
          </table:table-cell>
          <table:table-cell table:style-name="ce5" table:formula="of:=([.I16]-[.I$22])^2" office:value-type="float" office:value="57.19140625" calcext:value-type="float">
            <text:p>57,19140625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style-name="ce2" table:formula="of:=([.C17]-[.C$22])^2" office:value-type="float" office:value="397.780864197531" calcext:value-type="float">
            <text:p>397,780864197531</text:p>
          </table:table-cell>
          <table:table-cell/>
          <table:table-cell table:style-name="ce4" table:number-columns-repeated="2"/>
          <table:table-cell/>
          <table:table-cell table:style-name="ce5" office:value-type="float" office:value="36" calcext:value-type="float">
            <text:p>36</text:p>
          </table:table-cell>
          <table:table-cell table:style-name="ce5" table:formula="of:=([.I17]-[.I$22])^2" office:value-type="float" office:value="5.94140625" calcext:value-type="float">
            <text:p>5,94140625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style-name="ce2" table:formula="of:=([.C18]-[.C$22])^2" office:value-type="float" office:value="122.225308641975" calcext:value-type="float">
            <text:p>122,225308641975</text:p>
          </table:table-cell>
          <table:table-cell/>
          <table:table-cell table:style-name="ce4" table:number-columns-repeated="2"/>
          <table:table-cell/>
          <table:table-cell table:style-name="ce5" table:number-columns-repeated="2"/>
          <table:table-cell/>
          <table:table-cell table:style-name="ce6" table:number-columns-repeated="2"/>
          <table:table-cell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style-name="ce2" table:formula="of:=([.C19]-[.C$22])^2" office:value-type="float" office:value="290.891975308642" calcext:value-type="float">
            <text:p>290,891975308642</text:p>
          </table:table-cell>
          <table:table-cell/>
          <table:table-cell table:style-name="ce4" table:number-columns-repeated="2"/>
          <table:table-cell/>
          <table:table-cell table:style-name="ce5" table:number-columns-repeated="2"/>
          <table:table-cell/>
          <table:table-cell table:style-name="ce6" table:number-columns-repeated="2"/>
          <table:table-cell/>
        </table:table-row>
        <table:table-row table:style-name="ro1">
          <table:table-cell table:number-columns-repeated="3"/>
          <table:table-cell table:style-name="ce2"/>
          <table:table-cell/>
          <table:table-cell table:style-name="ce4" table:number-columns-repeated="2"/>
          <table:table-cell/>
          <table:table-cell table:style-name="ce5" table:number-columns-repeated="2"/>
          <table:table-cell/>
          <table:table-cell table:style-name="ce6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SUMA</text:p>
          </table:table-cell>
          <table:table-cell table:style-name="ce3" table:formula="of:=SUM([.C2:.C19])" office:value-type="float" office:value="757" calcext:value-type="float">
            <text:p>757</text:p>
          </table:table-cell>
          <table:table-cell table:style-name="ce3" table:formula="of:=SUM([.D2:.D19])" office:value-type="float" office:value="5648.94444444444" calcext:value-type="float">
            <text:p>5648,94444444444</text:p>
          </table:table-cell>
          <table:table-cell table:style-name="ce1"/>
          <table:table-cell table:style-name="ce7" table:formula="of:=SUM([.F2:.F19])" office:value-type="float" office:value="587" calcext:value-type="float">
            <text:p>587</text:p>
          </table:table-cell>
          <table:table-cell table:style-name="ce7" table:formula="of:=SUM([.G2:.G19])" office:value-type="float" office:value="4738.92857142857" calcext:value-type="float">
            <text:p>4738,92857142857</text:p>
          </table:table-cell>
          <table:table-cell table:style-name="ce1"/>
          <table:table-cell table:style-name="ce8" table:formula="of:=SUM([.I2:.I19])" office:value-type="float" office:value="615" calcext:value-type="float">
            <text:p>615</text:p>
          </table:table-cell>
          <table:table-cell table:style-name="ce8" table:formula="of:=SUM([.J2:.J19])" office:value-type="float" office:value="2287.9375" calcext:value-type="float">
            <text:p>2287,9375</text:p>
          </table:table-cell>
          <table:table-cell table:style-name="ce1"/>
          <table:table-cell table:style-name="ce9" table:formula="of:=SUM([.L2:.L19])" office:value-type="float" office:value="550" calcext:value-type="float">
            <text:p>550</text:p>
          </table:table-cell>
          <table:table-cell table:style-name="ce9" table:formula="of:=SUM([.M2:.M19])" office:value-type="float" office:value="1978.85714285714" calcext:value-type="float">
            <text:p>1978,85714285714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ŚREDNIA</text:p>
          </table:table-cell>
          <table:table-cell table:style-name="ce3" table:formula="of:=AVERAGE([.C2:.C19])" office:value-type="float" office:value="42.0555555555556" calcext:value-type="float">
            <text:p>42,0555555555556</text:p>
          </table:table-cell>
          <table:table-cell table:style-name="ce3"/>
          <table:table-cell table:style-name="ce1"/>
          <table:table-cell table:style-name="ce7" table:formula="of:=AVERAGE([.F2:.F15])" office:value-type="float" office:value="41.9285714285714" calcext:value-type="float">
            <text:p>41,9285714285714</text:p>
          </table:table-cell>
          <table:table-cell table:style-name="ce7"/>
          <table:table-cell table:style-name="ce1"/>
          <table:table-cell table:style-name="ce8" table:formula="of:=AVERAGE([.I2:.I17])" office:value-type="float" office:value="38.4375" calcext:value-type="float">
            <text:p>38,4375</text:p>
          </table:table-cell>
          <table:table-cell table:style-name="ce8"/>
          <table:table-cell table:style-name="ce1"/>
          <table:table-cell table:style-name="ce9" table:formula="of:=AVERAGE([.L2:.L15])" office:value-type="float" office:value="39.2857142857143" calcext:value-type="float">
            <text:p>39,2857142857143</text:p>
          </table:table-cell>
          <table:table-cell table:style-name="ce9"/>
          <table:table-cell table:style-name="ce1"/>
        </table:table-row>
        <table:table-row table:style-name="ro1">
          <table:table-cell/>
          <table:table-cell table:style-name="ce1"/>
          <table:table-cell table:style-name="ce3" table:number-columns-repeated="2"/>
          <table:table-cell table:style-name="ce1"/>
          <table:table-cell table:style-name="ce7" table:number-columns-repeated="2"/>
          <table:table-cell table:style-name="ce1"/>
          <table:table-cell table:style-name="ce8" table:number-columns-repeated="2"/>
          <table:table-cell table:style-name="ce1"/>
          <table:table-cell table:style-name="ce9" table:number-columns-repeated="2"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stopnie swobody</text:p>
          </table:table-cell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7"/>
          <table:table-cell table:style-name="ce1"/>
          <table:table-cell table:style-name="ce8" office:value-type="float" office:value="15" calcext:value-type="float">
            <text:p>15</text:p>
          </table:table-cell>
          <table:table-cell table:style-name="ce8"/>
          <table:table-cell table:style-name="ce1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1" table:formula="of:=SUM([.C24:.L24])" office:value-type="float" office:value="58" calcext:value-type="float">
            <text:p>5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SKW</text:p>
          </table:table-cell>
          <table:table-cell table:style-name="Default" table:formula="of:=[.D21]+[.G21]+[.J21]+[.M21]" office:value-type="float" office:value="14654.6676587302" calcext:value-type="float">
            <text:p>14654,667658730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H0</text:p>
          </table:table-cell>
          <table:table-cell office:value-type="string" calcext:value-type="string">
            <text:p>średnie są równe</text:p>
          </table:table-cell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obserwacje</text:p>
          </table:table-cell>
          <table:table-cell office:value-type="string" calcext:value-type="string">
            <text:p>(x-avg)^2</text:p>
          </table:table-cell>
          <table:table-cell table:number-columns-repeated="2"/>
          <table:table-cell office:value-type="string" calcext:value-type="string">
            <text:p>CSK</text:p>
          </table:table-cell>
          <table:table-cell table:formula="of:=[.D96]" office:value-type="float" office:value="14815.435483871" calcext:value-type="float">
            <text:p>14815,435483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([.C32]-[.$C$97])^2" office:value-type="float" office:value="553.767169614984" calcext:value-type="float">
            <text:p>553,767169614984</text:p>
          </table:table-cell>
          <table:table-cell table:number-columns-repeated="2"/>
          <table:table-cell office:value-type="string" calcext:value-type="string">
            <text:p>SKW</text:p>
          </table:table-cell>
          <table:table-cell table:formula="of:=[.C26]" office:value-type="float" office:value="14654.6676587302" calcext:value-type="float">
            <text:p>14654,66765873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([.C33]-[.$C$97])^2" office:value-type="float" office:value="155.444588969823" calcext:value-type="float">
            <text:p>155,444588969823</text:p>
          </table:table-cell>
          <table:table-cell table:number-columns-repeated="2"/>
          <table:table-cell office:value-type="string" calcext:value-type="string">
            <text:p>SKP</text:p>
          </table:table-cell>
          <table:table-cell table:formula="of:=[.H31]-[.H32]" office:value-type="float" office:value="160.767825140809" calcext:value-type="float">
            <text:p>160,7678251408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([.C34]-[.$C$97])^2" office:value-type="float" office:value="55.7671696149844" calcext:value-type="float">
            <text:p>55,76716961498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([.C35]-[.$C$97])^2" office:value-type="float" office:value="1808.9929760666" calcext:value-type="float">
            <text:p>1808,9929760666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formula="of:=([.H33]/3)/([.H32]/[.N24])" office:value-type="float" office:value="0.212094741764456" calcext:value-type="float">
            <text:p>0,2120947417644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([.C36]-[.$C$97])^2" office:value-type="float" office:value="12.0252341311134" calcext:value-type="float">
            <text:p>12,0252341311134</text:p>
          </table:table-cell>
          <table:table-cell table:number-columns-repeated="2"/>
          <table:table-cell office:value-type="string" calcext:value-type="string">
            <text:p>Fc</text:p>
          </table:table-cell>
          <table:table-cell office:value-type="float" office:value="2.17" calcext:value-type="float">
            <text:p>2,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([.C37]-[.$C$97])^2" office:value-type="float" office:value="89.6381373569199" calcext:value-type="float">
            <text:p>89,6381373569199</text:p>
          </table:table-cell>
          <table:table-cell table:number-columns-repeated="2"/>
          <table:table-cell office:value-type="string" calcext:value-type="string">
            <text:p>Wynik</text:p>
          </table:table-cell>
          <table:table-cell office:value-type="string" calcext:value-type="string">
            <text:p>H0 prawdziw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([.C38]-[.$C$97])^2" office:value-type="float" office:value="381.509105098855" calcext:value-type="float">
            <text:p>381,50910509885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([.C39]-[.$C$97])^2" office:value-type="float" office:value="0.218782518210199" calcext:value-type="float">
            <text:p>0,21878251821019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([.C40]-[.$C$97])^2" office:value-type="float" office:value="241.251040582726" calcext:value-type="float">
            <text:p>241,2510405827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([.C41]-[.$C$97])^2" office:value-type="float" office:value="20.5413631633715" calcext:value-type="float">
            <text:p>20,54136316337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([.C42]-[.$C$97])^2" office:value-type="float" office:value="928.283298647242" calcext:value-type="float">
            <text:p>928,2832986472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([.C43]-[.$C$97])^2" office:value-type="float" office:value="209.315556711759" calcext:value-type="float">
            <text:p>209,31555671175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([.C44]-[.$C$97])^2" office:value-type="float" office:value="72.7994276795005" calcext:value-type="float">
            <text:p>72,799427679500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([.C45]-[.$C$97])^2" office:value-type="float" office:value="239.251040582726" calcext:value-type="float">
            <text:p>239,2510405827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([.C46]-[.$C$97])^2" office:value-type="float" office:value="132.992976066597" calcext:value-type="float">
            <text:p>132,99297606659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([.C47]-[.$C$97])^2" office:value-type="float" office:value="463.63813735692" calcext:value-type="float">
            <text:p>463,638137356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([.C48]-[.$C$97])^2" office:value-type="float" office:value="89.6381373569199" calcext:value-type="float">
            <text:p>89,638137356919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([.C49]-[.$C$97])^2" office:value-type="float" office:value="239.251040582726" calcext:value-type="float">
            <text:p>239,25104058272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float" office:value="64" calcext:value-type="float">
            <text:p>64</text:p>
          </table:table-cell>
          <table:table-cell table:formula="of:=([.C50]-[.$C$97])^2" office:value-type="float" office:value="553.767169614984" calcext:value-type="float">
            <text:p>553,76716961498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float" office:value="28" calcext:value-type="float">
            <text:p>28</text:p>
          </table:table-cell>
          <table:table-cell table:formula="of:=([.C51]-[.$C$97])^2" office:value-type="float" office:value="155.444588969823" calcext:value-type="float">
            <text:p>155,44458896982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float" office:value="33" calcext:value-type="float">
            <text:p>33</text:p>
          </table:table-cell>
          <table:table-cell table:formula="of:=([.C52]-[.$C$97])^2" office:value-type="float" office:value="55.7671696149844" calcext:value-type="float">
            <text:p>55,767169614984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float" office:value="83" calcext:value-type="float">
            <text:p>83</text:p>
          </table:table-cell>
          <table:table-cell table:formula="of:=([.C53]-[.$C$97])^2" office:value-type="float" office:value="1808.9929760666" calcext:value-type="float">
            <text:p>1808,992976066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float" office:value="37" calcext:value-type="float">
            <text:p>37</text:p>
          </table:table-cell>
          <table:table-cell table:formula="of:=([.C54]-[.$C$97])^2" office:value-type="float" office:value="12.0252341311134" calcext:value-type="float">
            <text:p>12,02523413111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float" office:value="31" calcext:value-type="float">
            <text:p>31</text:p>
          </table:table-cell>
          <table:table-cell table:formula="of:=([.C55]-[.$C$97])^2" office:value-type="float" office:value="89.6381373569199" calcext:value-type="float">
            <text:p>89,638137356919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float" office:value="60" calcext:value-type="float">
            <text:p>60</text:p>
          </table:table-cell>
          <table:table-cell table:formula="of:=([.C56]-[.$C$97])^2" office:value-type="float" office:value="381.509105098855" calcext:value-type="float">
            <text:p>381,50910509885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float" office:value="40" calcext:value-type="float">
            <text:p>40</text:p>
          </table:table-cell>
          <table:table-cell table:formula="of:=([.C57]-[.$C$97])^2" office:value-type="float" office:value="0.218782518210199" calcext:value-type="float">
            <text:p>0,21878251821019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float" office:value="56" calcext:value-type="float">
            <text:p>56</text:p>
          </table:table-cell>
          <table:table-cell table:formula="of:=([.C58]-[.$C$97])^2" office:value-type="float" office:value="241.251040582726" calcext:value-type="float">
            <text:p>241,25104058272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float" office:value="45" calcext:value-type="float">
            <text:p>45</text:p>
          </table:table-cell>
          <table:table-cell table:formula="of:=([.C59]-[.$C$97])^2" office:value-type="float" office:value="20.5413631633715" calcext:value-type="float">
            <text:p>20,541363163371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formula="of:=([.C60]-[.$C$97])^2" office:value-type="float" office:value="928.283298647242" calcext:value-type="float">
            <text:p>928,28329864724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float" office:value="26" calcext:value-type="float">
            <text:p>26</text:p>
          </table:table-cell>
          <table:table-cell table:formula="of:=([.C61]-[.$C$97])^2" office:value-type="float" office:value="209.315556711759" calcext:value-type="float">
            <text:p>209,31555671175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float" office:value="49" calcext:value-type="float">
            <text:p>49</text:p>
          </table:table-cell>
          <table:table-cell table:formula="of:=([.C62]-[.$C$97])^2" office:value-type="float" office:value="72.7994276795005" calcext:value-type="float">
            <text:p>72,799427679500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float" office:value="25" calcext:value-type="float">
            <text:p>25</text:p>
          </table:table-cell>
          <table:table-cell table:formula="of:=([.C63]-[.$C$97])^2" office:value-type="float" office:value="239.251040582726" calcext:value-type="float">
            <text:p>239,25104058272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5" office:value-type="float" office:value="55" calcext:value-type="float">
            <text:p>55</text:p>
          </table:table-cell>
          <table:table-cell table:formula="of:=([.C64]-[.$C$97])^2" office:value-type="float" office:value="211.186524453694" calcext:value-type="float">
            <text:p>211,18652445369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5" office:value-type="float" office:value="43" calcext:value-type="float">
            <text:p>43</text:p>
          </table:table-cell>
          <table:table-cell table:formula="of:=([.C65]-[.$C$97])^2" office:value-type="float" office:value="6.41233090530697" calcext:value-type="float">
            <text:p>6,4123309053069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5" office:value-type="float" office:value="53" calcext:value-type="float">
            <text:p>53</text:p>
          </table:table-cell>
          <table:table-cell table:formula="of:=([.C66]-[.$C$97])^2" office:value-type="float" office:value="157.05749219563" calcext:value-type="float">
            <text:p>157,0574921956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formula="of:=([.C67]-[.$C$97])^2" office:value-type="float" office:value="504.799427679501" calcext:value-type="float">
            <text:p>504,7994276795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5" office:value-type="float" office:value="59" calcext:value-type="float">
            <text:p>59</text:p>
          </table:table-cell>
          <table:table-cell table:formula="of:=([.C68]-[.$C$97])^2" office:value-type="float" office:value="343.444588969823" calcext:value-type="float">
            <text:p>343,44458896982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formula="of:=([.C69]-[.$C$97])^2" office:value-type="float" office:value="71.7026534859522" calcext:value-type="float">
            <text:p>71,702653485952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formula="of:=([.C70]-[.$C$97])^2" office:value-type="float" office:value="181.380072840791" calcext:value-type="float">
            <text:p>181,38007284079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formula="of:=([.C71]-[.$C$97])^2" office:value-type="float" office:value="109.573621227888" calcext:value-type="float">
            <text:p>109,57362122788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formula="of:=([.C72]-[.$C$97])^2" office:value-type="float" office:value="6.08975026014569" calcext:value-type="float">
            <text:p>6,0897502601456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formula="of:=([.C73]-[.$C$97])^2" office:value-type="float" office:value="239.251040582726" calcext:value-type="float">
            <text:p>239,25104058272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5" office:value-type="float" office:value="42" calcext:value-type="float">
            <text:p>42</text:p>
          </table:table-cell>
          <table:table-cell table:formula="of:=([.C74]-[.$C$97])^2" office:value-type="float" office:value="2.34781477627471" calcext:value-type="float">
            <text:p>2,3478147762747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5" office:value-type="float" office:value="45" calcext:value-type="float">
            <text:p>45</text:p>
          </table:table-cell>
          <table:table-cell table:formula="of:=([.C75]-[.$C$97])^2" office:value-type="float" office:value="20.5413631633715" calcext:value-type="float">
            <text:p>20,541363163371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formula="of:=([.C76]-[.$C$97])^2" office:value-type="float" office:value="418.928459937565" calcext:value-type="float">
            <text:p>418,92845993756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5" office:value-type="float" office:value="46" calcext:value-type="float">
            <text:p>46</text:p>
          </table:table-cell>
          <table:table-cell table:formula="of:=([.C77]-[.$C$97])^2" office:value-type="float" office:value="30.6058792924037" calcext:value-type="float">
            <text:p>30,605879292403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5" office:value-type="float" office:value="46" calcext:value-type="float">
            <text:p>46</text:p>
          </table:table-cell>
          <table:table-cell table:formula="of:=([.C78]-[.$C$97])^2" office:value-type="float" office:value="30.6058792924037" calcext:value-type="float">
            <text:p>30,605879292403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formula="of:=([.C79]-[.$C$97])^2" office:value-type="float" office:value="19.9607180020812" calcext:value-type="float">
            <text:p>19,960718002081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 office:value-type="float" office:value="39" calcext:value-type="float">
            <text:p>39</text:p>
          </table:table-cell>
          <table:table-cell table:formula="of:=([.C80]-[.$C$97])^2" office:value-type="float" office:value="2.15426638917794" calcext:value-type="float">
            <text:p>2,1542663891779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 office:value-type="float" office:value="38" calcext:value-type="float">
            <text:p>38</text:p>
          </table:table-cell>
          <table:table-cell table:formula="of:=([.C81]-[.$C$97])^2" office:value-type="float" office:value="6.08975026014569" calcext:value-type="float">
            <text:p>6,0897502601456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 office:value-type="float" office:value="45" calcext:value-type="float">
            <text:p>45</text:p>
          </table:table-cell>
          <table:table-cell table:formula="of:=([.C82]-[.$C$97])^2" office:value-type="float" office:value="20.5413631633715" calcext:value-type="float">
            <text:p>20,541363163371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 office:value-type="float" office:value="44" calcext:value-type="float">
            <text:p>44</text:p>
          </table:table-cell>
          <table:table-cell table:formula="of:=([.C83]-[.$C$97])^2" office:value-type="float" office:value="12.4768470343392" calcext:value-type="float">
            <text:p>12,476847034339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 office:value-type="float" office:value="29" calcext:value-type="float">
            <text:p>29</text:p>
          </table:table-cell>
          <table:table-cell table:formula="of:=([.C84]-[.$C$97])^2" office:value-type="float" office:value="131.509105098855" calcext:value-type="float">
            <text:p>131,50910509885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 office:value-type="float" office:value="30" calcext:value-type="float">
            <text:p>30</text:p>
          </table:table-cell>
          <table:table-cell table:formula="of:=([.C85]-[.$C$97])^2" office:value-type="float" office:value="109.573621227888" calcext:value-type="float">
            <text:p>109,57362122788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 office:value-type="float" office:value="50" calcext:value-type="float">
            <text:p>50</text:p>
          </table:table-cell>
          <table:table-cell table:formula="of:=([.C86]-[.$C$97])^2" office:value-type="float" office:value="90.8639438085328" calcext:value-type="float">
            <text:p>90,863943808532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 office:value-type="float" office:value="63" calcext:value-type="float">
            <text:p>63</text:p>
          </table:table-cell>
          <table:table-cell table:formula="of:=([.C87]-[.$C$97])^2" office:value-type="float" office:value="507.702653485952" calcext:value-type="float">
            <text:p>507,70265348595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 office:value-type="float" office:value="29" calcext:value-type="float">
            <text:p>29</text:p>
          </table:table-cell>
          <table:table-cell table:formula="of:=([.C88]-[.$C$97])^2" office:value-type="float" office:value="131.509105098855" calcext:value-type="float">
            <text:p>131,50910509885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 office:value-type="float" office:value="31" calcext:value-type="float">
            <text:p>31</text:p>
          </table:table-cell>
          <table:table-cell table:formula="of:=([.C89]-[.$C$97])^2" office:value-type="float" office:value="89.6381373569199" calcext:value-type="float">
            <text:p>89,638137356919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 office:value-type="float" office:value="14" calcext:value-type="float">
            <text:p>14</text:p>
          </table:table-cell>
          <table:table-cell table:formula="of:=([.C90]-[.$C$97])^2" office:value-type="float" office:value="700.541363163372" calcext:value-type="float">
            <text:p>700,54136316337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 office:value-type="float" office:value="48" calcext:value-type="float">
            <text:p>48</text:p>
          </table:table-cell>
          <table:table-cell table:formula="of:=([.C91]-[.$C$97])^2" office:value-type="float" office:value="56.7349115504682" calcext:value-type="float">
            <text:p>56,734911550468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 office:value-type="float" office:value="52" calcext:value-type="float">
            <text:p>52</text:p>
          </table:table-cell>
          <table:table-cell table:formula="of:=([.C92]-[.$C$97])^2" office:value-type="float" office:value="132.992976066597" calcext:value-type="float">
            <text:p>132,99297606659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 office:value-type="float" office:value="38" calcext:value-type="float">
            <text:p>38</text:p>
          </table:table-cell>
          <table:table-cell table:formula="of:=([.C93]-[.$C$97])^2" office:value-type="float" office:value="6.08975026014569" calcext:value-type="float">
            <text:p>6,08975026014569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style-name="Default" table:formula="of:=SUM([.C32:.C93])" office:value-type="float" office:value="2509" calcext:value-type="float">
            <text:p>2509</text:p>
          </table:table-cell>
          <table:table-cell table:formula="of:=SUM([.D32:.D93])" office:value-type="float" office:value="14815.435483871" calcext:value-type="float">
            <text:p>14815,43548387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REDNIA</text:p>
          </table:table-cell>
          <table:table-cell table:style-name="Default" table:formula="of:=AVERAGE([.C32:.C93])" office:value-type="float" office:value="40.4677419354839" calcext:value-type="float">
            <text:p>40,4677419354839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1T23:19:00.358199622</dc:date>
    <meta:editing-duration>PT12M23S</meta:editing-duration>
    <meta:editing-cycles>2</meta:editing-cycles>
    <meta:generator>LibreOffice/6.0.7.3$Linux_X86_64 LibreOffice_project/00m0$Build-3</meta:generator>
    <meta:document-statistic meta:table-count="1" meta:cell-count="295" meta:object-count="0"/>
  </office:meta>
</office:document-meta>
</file>